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ed63" officeooo:paragraph-rsid="0012ed63"/>
    </style:style>
    <style:style style:name="P2" style:family="paragraph" style:parent-style-name="Standard">
      <style:text-properties officeooo:rsid="0012ed63" officeooo:paragraph-rsid="00143fc4"/>
    </style:style>
    <style:style style:name="P3" style:family="paragraph" style:parent-style-name="Standard">
      <style:text-properties fo:font-weight="bold" officeooo:rsid="0012ed63" officeooo:paragraph-rsid="0012ed63" style:font-weight-asian="bold" style:font-weight-complex="bold"/>
    </style:style>
    <style:style style:name="P4" style:family="paragraph" style:parent-style-name="Standard">
      <style:text-properties fo:font-weight="bold" officeooo:rsid="00143fc4" officeooo:paragraph-rsid="00143fc4" style:font-weight-asian="bold" style:font-weight-complex="bold"/>
    </style:style>
    <style:style style:name="P5" style:family="paragraph" style:parent-style-name="Standard">
      <style:text-properties fo:font-weight="bold" officeooo:rsid="0014d440" officeooo:paragraph-rsid="0014d440" style:font-weight-asian="bold" style:font-weight-complex="bold"/>
    </style:style>
    <style:style style:name="P6" style:family="paragraph" style:parent-style-name="Standard">
      <style:text-properties officeooo:rsid="00143fc4" officeooo:paragraph-rsid="00143fc4"/>
    </style:style>
    <style:style style:name="P7" style:family="paragraph" style:parent-style-name="Standard">
      <style:text-properties officeooo:rsid="0014d440" officeooo:paragraph-rsid="0014d440" fo:background-color="#ffff00"/>
    </style:style>
    <style:style style:name="P8" style:family="paragraph" style:parent-style-name="Standard">
      <style:text-properties officeooo:rsid="0014d440" officeooo:paragraph-rsid="0014d440"/>
    </style:style>
    <style:style style:name="P9" style:family="paragraph" style:parent-style-name="Standard">
      <style:text-properties fo:font-weight="normal" officeooo:rsid="0012ed63" officeooo:paragraph-rsid="0012ed63" style:font-weight-asian="normal" style:font-weight-complex="normal"/>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start" style:justify-single-word="false"/>
    </style:style>
    <style:style style:name="P12" style:family="paragraph" style:parent-style-name="Text_20_body">
      <style:text-properties fo:font-weight="normal" officeooo:rsid="0012ed63" officeooo:paragraph-rsid="0012ed63" style:font-weight-asian="normal" style:font-weight-complex="normal"/>
    </style:style>
    <style:style style:name="P13" style:family="paragraph" style:parent-style-name="Heading_20_2">
      <style:text-properties fo:font-weight="normal" officeooo:rsid="0012ed63" officeooo:paragraph-rsid="0012ed63" style:font-weight-asian="normal" style:font-weight-complex="normal"/>
    </style:style>
    <style:style style:name="P14" style:family="paragraph" style:parent-style-name="Heading_20_2">
      <style:paragraph-properties fo:text-align="justify" style:justify-single-word="false"/>
    </style:style>
    <style:style style:name="P15" style:family="paragraph" style:parent-style-name="Heading_20_3">
      <style:paragraph-properties fo:text-align="justify" style:justify-single-word="false"/>
    </style:style>
    <style:style style:name="P16" style:family="paragraph" style:parent-style-name="Heading_20_3">
      <style:text-properties fo:font-weight="normal" officeooo:rsid="0012ed63" officeooo:paragraph-rsid="0012ed63" style:font-weight-asian="normal" style:font-weight-complex="normal"/>
    </style:style>
    <style:style style:name="P17" style:family="paragraph" style:parent-style-name="Quotations" style:master-page-name="">
      <style:paragraph-properties fo:margin-left="0cm" fo:margin-right="1cm" fo:margin-top="0cm" fo:margin-bottom="0.499cm" style:contextual-spacing="false" fo:text-align="start" style:justify-single-word="false" fo:text-indent="0cm" style:auto-text-indent="false" style:page-number="auto"/>
    </style:style>
    <style:style style:name="P18" style:family="paragraph" style:parent-style-name="Quotations">
      <style:paragraph-properties fo:margin-left="0cm" fo:margin-right="1cm" fo:margin-top="0cm" fo:margin-bottom="0.499cm" style:contextual-spacing="false" fo:text-indent="0cm" style:auto-text-indent="false"/>
    </style:style>
    <style:style style:name="P19" style:family="paragraph" style:parent-style-name="Quotations">
      <style:paragraph-properties fo:margin-left="0cm" fo:margin-right="1cm" fo:margin-top="0cm" fo:margin-bottom="0.499cm" style:contextual-spacing="false" fo:text-align="start" style:justify-single-word="false" fo:text-indent="0cm" style:auto-text-indent="false"/>
    </style:style>
    <style:style style:name="P20" style:family="paragraph" style:parent-style-name="Quotations">
      <style:paragraph-properties fo:margin-left="0cm" fo:margin-right="1cm" fo:margin-top="0cm" fo:margin-bottom="0.499cm" style:contextual-spacing="false" fo:text-align="start" style:justify-single-word="false" fo:text-indent="0cm" style:auto-text-indent="false"/>
      <style:text-properties fo:font-weight="normal" officeooo:rsid="0012ed63" officeooo:paragraph-rsid="0012ed63" style:font-weight-asian="normal" style:font-weight-complex="normal"/>
    </style:style>
    <style:style style:name="P21" style:family="paragraph" style:parent-style-name="Quotations" style:master-page-name="">
      <style:paragraph-properties fo:margin-left="0cm" fo:margin-right="1cm" fo:margin-top="0cm" fo:margin-bottom="0.499cm" style:contextual-spacing="false" fo:text-indent="0cm" style:auto-text-indent="false" style:page-number="auto"/>
      <style:text-properties fo:font-weight="normal" officeooo:rsid="0012ed63" officeooo:paragraph-rsid="0012ed63" style:font-weight-asian="normal" style:font-weight-complex="normal"/>
    </style:style>
    <style:style style:name="P22" style:family="paragraph" style:parent-style-name="Heading_20_4">
      <style:text-properties fo:font-weight="normal" officeooo:rsid="0012ed63" officeooo:paragraph-rsid="0012ed63" style:font-weight-asian="normal" style:font-weight-complex="normal"/>
    </style:style>
    <style:style style:name="T1" style:family="text">
      <style:text-properties fo:background-color="#ffff00" loext:char-shading-value="0"/>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color="#800000"/>
    </style:style>
    <style:style style:name="T4" style:family="text">
      <style:text-properties fo:color="#800000" officeooo:rsid="00143fc4"/>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h text:style-name="P13" text:outline-level="2">1. BIOS Initialization</text:h>
      <text:p text:style-name="P10">BIOS or the <text:span text:style-name="T3">Basic Input Output System</text:span> is a <text:span text:style-name="T3">firmware program that performs a very basic level of interaction with the hardware</text:span>. This is the <text:span text:style-name="T3">first</text:span> program that takes control when the computer is switched <text:span text:style-name="T3">on</text:span>.The BIOS performs a test on all the hardware components and peripherals called POST or the “Power On Self Test”. It initializes the required hardware for booting.</text:p>
      <text:p text:style-name="P10">After POST executes successfully, the <text:span text:style-name="T3">BIOS looks for</text:span> a boot device from a <text:span text:style-name="T3">list of devices</text:span>. Modern BIOS allow you to configure the order of these devices (sometimes called boot preference) that BIOS checks for booting. These boot devices can either be a<text:span text:style-name="T3"> floppy drive, CDROM, hard drive, a network interface or other removable media (such as USB flash drive)</text:span>.</text:p>
      <text:p text:style-name="P10">The BIOS checks for the boot sector on the bootable device. Boot sector is the first physical sector on the storage device, and contains the code required for booting the machine.</text:p>
      <text:h text:style-name="P14" text:outline-level="2">2. The Master Boot Record</text:h>
      <text:p text:style-name="P10">In case of hard disks and many other mass storage media, the boot sector is MBR. MBR consists of 512 bytes at the first sector of the hard disk. It is important to note that MBR is not located inside any partition. MBR precedes the first partition. The layout of MBR is as follows:</text:p>
      <text:p text:style-name="P11">• First 446 bytes contain bootable code.<text:line-break/>• Next 64 bytes contain partition information for 4 partitions (16x4). That is why the hard disks can have only 4 primary partitions as the MBR can store information for 4 partitions only. So if you need more than 4 partitions on the hard disk, one of the primary partition has to be extended, and out of these extended partitions, logical partitions are created.<text:line-break/>• The last 2 bytes are for MBR signature, also called magic number. (Thus total of 446 + 64 + 2 = 512 bytes).</text:p>
      <text:p text:style-name="Text_20_body">|=================|======|======|======|======|===|<text:line-break/>| 446 | 16 | 16 | 16 | 16 | 2 |<text:line-break/>|=================|======|======|======|======|===|</text:p>
      <text:p text:style-name="P10"><text:span text:style-name="T3">The first 446 bytes of MBR contains the code that locates the partition to boot from</text:span>. The rest of the booting process take place from that partition. <text:span text:style-name="T3">This partition contains a software program called the 'bootloader' for booting the system.</text:span></text:p>
      <text:p text:style-name="P10"/>
      <text:h text:style-name="P13" text:outline-level="2">3. About GRUB</text:h>
      <text:p text:style-name="P10">According to gnu.org, "a<text:span text:style-name="T3"> bootloader is the first software program that runs when a computer starts</text:span>". GRUB or GRand Unified Bootloader is the bootloading program for Linux like operating systems. There are two main versions of Grub that are available (Grub version 1 and 2). Presently, most linux ditros have started using grub version 2. One main feature of grub is that it can be installed using linux image and there is no need for running the operating system.</text:p>
      <text:p text:style-name="P10"><text:soft-page-break/>Grub is a multi-stage bootloader (Stage1 ,Stage 1.5 and Stage 2). The 3 stages for grub version 1 and version 2 are explained below.</text:p>
      <text:h text:style-name="P16" text:outline-level="3">Grub Version 1 stages</text:h>
      <text:p text:style-name="P10">Stage 1 can load Stage 2 directly, but it is normally set up to load Stage 1.5. GRUB Stage 1.5 is located in the first 30 kilobytes of hard disk immediately following the MBR and before the first partition. If this space is not available (Unusual partition table, special disk drivers, GPT or LVM disk), the installation of Stage 1.5 will fail. The stage 1.5 image contains file system drivers. This enables stage 1.5 to directly load stage 2 from any known location in the filesystem, for example from /boot/grub. Stage 2 will then load the default configuration file and any other modules needed.</text:p>
      <text:h text:style-name="P15" text:outline-level="3">Grub Version 2 stages</text:h>
      <text:p text:style-name="P10">Stage 1 -&gt; boot.img is stored in the MBR (or optionally in any of the volume boot records) and addresses the next Stage by an LBA48 address (the 1024 cylinder boundary of GRUB legacy is omitted) , and at the time of installation, it is configured to load the first sector of core.img</text:p>
      <text:p text:style-name="P12">Stage 1.5 -&gt; core.img is by default written to the sectors between the MBR and the first partition, when these sectors are free and available. For legacy reasons, the first partition of a hard disc does not begin at sector 1 (counting begins with 0) but at sector 63 leaving a gap of 63 sectors of empty space, that is not a part of any partition of the file system and therefore, not prone to any problems related with it. Once executed, core.img will load its configuration file and any other modules needed, particularly file system drivers. At the time of installation, it is generated from diskboot.img and configured to load stage 2.</text:p>
      <text:p text:style-name="P10">Refer to the bottom of this page for <text:span text:style-name="Strong_20_Emphasis">boot process using grub version 2</text:span></text:p>
      <text:p text:style-name="P10">Stage 2 -&gt; files belonging to stage 2 are held in the /boot/grub-directory, which is a sub-directory of /boot/ directory</text:p>
      <text:h text:style-name="P16" text:outline-level="3">Grub Boot Stage Errors</text:h>
      <text:p text:style-name="P17"><text:span text:style-name="Strong_20_Emphasis">Grub Stage 1 Errors:</text:span></text:p>
      <text:p text:style-name="P19">Hard Disk Error<text:line-break/>Floppy Error<text:line-break/>Read Error<text:line-break/>Geom Error</text:p>
      <text:p text:style-name="P20"><text:span text:style-name="Strong_20_Emphasis">Grub Stage 1.5 Errors:</text:span></text:p>
      <text:p text:style-name="P19">The Stage 1.5 handles errors by printing an error number in the form of "Error":</text:p>
      <text:p text:style-name="P21"><text:span text:style-name="Strong_20_Emphasis">Grub Stage 2 Errors:</text:span></text:p>
      <text:p text:style-name="P18">Selected item won't fit into memory<text:line-break/>Selected disk doesn't exist<text:line-break/>Disk read error<text:line-break/>Disk write error<text:line-break/>Disk geometry error<text:line-break/><text:soft-page-break/>Attempt to access block outside pa<text:line-break/>No such partition<text:line-break/>Bad filename (must be absolute path name or block list)<text:line-break/>Bad file or directory type<text:line-break/>File not found<text:line-break/>Inconsistent filesystem structure<text:line-break/>Filesystem compatibility error, can\'t read whole file<text:line-break/>Error while parsing number<text:line-break/>Device string unrecognizable<text:line-break/>Invalid device requested<text:line-break/>Loading below 1MB is not supported<text:line-break/>Unsupported Multiboot features requested<text:line-break/>Unknown boot failure<text:line-break/>Must load Multiboot kernel before modules<text:line-break/>Must load Linux kernel before initrd<text:line-break/>Cannot boot without kernel loaded<text:line-break/>Unrecognized command<text:line-break/>Bad or incompatible header on compressed file<text:line-break/>Bad or corrupt data while decompressing file<text:line-break/>Bad or corrupt version of stage1/stage2</text:p>
      <text:p text:style-name="P12">Here is a sample of grub.conf:</text:p>
      <text:p text:style-name="Quotations"># grub.conf generated by anaconda<text:line-break/>#<text:line-break/># Note that you do not have to rerun grub after making changes to this file<text:line-break/># NOTICE: You have a /boot partition. This means that<text:line-break/># all kernel and initrd paths are relative to /boot/, eg.<text:line-break/># root (hd0,0)<text:line-break/># kernel /vmlinuz-version ro root=/dev/VolGroup00/LogVol00<text:line-break/># initrd /initrd-version.img<text:line-break/>#boot=/dev/sda<text:line-break/>default=0<text:line-break/>timeout=5<text:line-break/>splashimage=(hd0,0)/grub/splash.xpm.gz<text:line-break/>hiddenmenu<text:line-break/>title Red Hat Enterprise Linux Server (2.6.18-238.el5)<text:line-break/>root (hd0,0)<text:line-break/>kernel /vmlinuz-2.6.18-238.el5 ro root=/dev/VolGroup00/LogVol00<text:line-break/>initrd /initrd-2.6.18-238.el5.img<text:line-break/>title Windows XP Pro<text:line-break/>rootnoverify (hd0,1)<text:line-break/>chainload +1</text:p>
      <text:p text:style-name="P10">GRUB allows you to choose from a list of available operating systems. The different OS’s have different title in grub.conf. Corresponding to this configuration file, the user at GRUB menu will be asked to choose from two options: Red Hat Enterprise Linux Server (2.6.18-238.el5), and Windows XP Pro. The commands following the title are the commands that run in the background when an entry is selected from the GRUB menu. For example, when the user selects the first option of Red Hat Enterprise Linux, following three commands execute:</text:p>
      <text:p text:style-name="Quotations">root (hd0,0)<text:line-break/><text:soft-page-break/>kernel /vmlinuz-2.6.18-238.el5 ro root=/dev/VolGroup00/LogVol00<text:line-break/>initrd /initrd-2.6.18-238.el5.img</text:p>
      <text:p text:style-name="P10">Corresponding to this menu entry, the first command, i.e. "root (hd0,0)" specifies the partition on which a compressed kernel image and initrd file are located.</text:p>
      <text:p text:style-name="P10">The second command i.e. "kernel /vmlinuz-2.6.18-238.el5 ro root=/dev/VolGroup00/LogVol00" tells which kernel image to use (in this case vmlinuz-2.6.18-238.el5). The arguments to this command are 'ro' and 'root'. 'root' specifies the device on which root directory of the filesystem (i.e. / directory) is located; 'ro' means that this partition is to be mounted in read only mode (i.e. the kernel mounts the root partition in read only mode). Note that the partition for root filesystem and the partition on which this kernel image resides (i.e. boot partition) are different.</text:p>
      <text:p text:style-name="P10">The third command is the location of initrd. Before going into the details of what initrd is, let's look at a problem caused at the boot time.</text:p>
      <text:h text:style-name="P22" text:outline-level="4">The Chicken / Egg Module Problem and initrd</text:h>
      <text:p text:style-name="P10">The kernel needs to mount the root filesystem (as specified in the second command above). This filesystem may be on some partition with one of the following capabilities:</text:p>
      <text:p text:style-name="Quotations">• Logical Volume Management<text:line-break/>• Software RAID<text:line-break/>• NFS (Network File System)<text:line-break/>• Some other encrypted partition</text:p>
      <text:p text:style-name="P10">The Linux kernel does not have these features compiled into it. But they are present as modules. So, the kernel needs to load these modules in order to mount the root filesystem. These modules are present under /lib/modules/ directory, which is present on the root filesystem itself. But this root filesystem is not mounted yet (that is what we have been trying to do so far). So, how can kernel access the modules for mounting a filesystem which are present on the filesystem itself (without mounting it)?</text:p>
      <text:p text:style-name="P10">The kernel and GRUB provide a solution through initrd, the initial RAM disk. It contains the modules needed to mount the filesystem, and only modules needed for that filesystem are included.</text:p>
      <text:p text:style-name="P10">GRUB also supports chainloading, the method used to pass control to other bootloader. Chainloading is used by GRUB to boot operating systems like windows. This can be checked in the above configuration file, under the title Windows XP Pro.</text:p>
      <text:p text:style-name="P9"/>
      <text:h text:style-name="P13" text:outline-level="2">4. Kernel Initialization</text:h>
      <text:p text:style-name="P10">After GRUB stage 2, the location of the kernel and necessary modules through initrd are known. Now the <text:a xlink:type="simple" xlink:href="https://github.com/0xAX/linux-insides/blob/master/Initialization/linux-initialization-7.md" office:target-frame-name="_blank" xlink:show="new">kernel is loaded into memory and initialized</text:a>. The initrd image is compiled and mounted into the memory. It serves as a temporary root file system and helps kernel to boot properly without mounting any root file system. Now that all the drivers are loaded into memory, and kernel has booted, kernel mounts the root filesystem in read only mode, and starts the first process.</text:p>
      <text:h text:style-name="Heading_20_2" text:outline-level="2"><text:soft-page-break/>5. The init Process</text:h>
      <text:p text:style-name="P10">The ‘init’ is the first process started by kernel (initialization process). It is the parent of all processes. The PID (Process ID) of init process is always 1. This process persists till the computer halts. It is responsible for the whole state of system. The settings for this process are stored in its configuration file, /etc/inittab (system initialization table).Before diving deeper into the details of this file and proceeding any further with the boot process, let’s discuss about runlevels.</text:p>
      <text:h text:style-name="Heading_20_2" text:outline-level="2">6. Runlevels</text:h>
      <text:p text:style-name="P10">Runlevel is the state in which a system boots. It can boot in a single user mode, multi-user mode, with networking, and with graphics etc. The following are the default runlevels defined by Linux:</text:p>
      <text:p text:style-name="Quotations">0: Halt or shutdown the system<text:line-break/>1: Single user mode<text:line-break/>2: Multi-user mode, without networking<text:line-break/>3: Full multi user mode, with NFS (typical for servers)<text:line-break/>4: Officially not defined; Unused<text:line-break/>5: Full multi user with NFS and graphics (typical for desktops)<text:line-break/>6: Reboot</text:p>
      <text:p text:style-name="Text_20_body">There are some additional runlevels, which are rarely used such as:</text:p>
      <text:p text:style-name="Quotations">s,S or single: Alternate single user mode<text:line-break/>emergency: Bypass rc.sysinit (discussed later in this article)</text:p>
      <text:p text:style-name="P10">Summarizing runlevels: Runlevel 1 is used for maintenance purpose, because this is a very limited runlevel. Only the minimum scripts run in this runlevel. Only root user can log in. No other user can log into this runlevel. Runlevel 2 is more relaxed than runlevel 1. Here, all the users can login, but networking service is not running. Runlevel 3 provides a full working environment. All users can log in, networking is enabled. Runlevel 4 is for experiment purpose only. In runlevel 5, graphical console is available. Runlevel '0' is the halt state of system, and switching to runlevel 6 will reboot the system.</text:p>
      <text:p text:style-name="P10">Now that we are clear about runlevels, let's continue our discussion about init process and its configuration file, 'inittab'.</text:p>
      <text:p text:style-name="P10">'inittab' file from RHEL is:</text:p>
      <text:p text:style-name="Quotations">#<text:line-break/># inittab This file describes how the INIT process should set up<text:line-break/># the system in a certain run-level.<text:line-break/>#<text:line-break/># Author: Miquel van Smoorenburg, &lt;miquels@drinkel.nl.mugnet.org&gt;<text:line-break/># Modified for RHS Linux by Marc Ewing and Donnie Barnes<text:line-break/>#</text:p>
      <text:p text:style-name="Quotations"># Default runlevel. The runlevels used by RHS are:<text:line-break/># 0 - halt (Do NOT set initdefault to this)<text:line-break/># 1 - Single user mode<text:line-break/># 2 - Multiuser, without NFS (The same as 3, if you do not have networking)<text:line-break/><text:soft-page-break/># 3 - Full multiuser mode<text:line-break/># 4 - unused<text:line-break/># 5 - X11<text:line-break/># 6 - reboot (Do NOT set initdefault to this)<text:line-break/>#<text:line-break/>id:3:initdefault:</text:p>
      <text:p text:style-name="Quotations"># System initialization.<text:line-break/>si::sysinit:/etc/rc.d/rc.sysinit</text:p>
      <text:p text:style-name="Quotations">l0:0:wait:/etc/rc.d/rc 0<text:line-break/>l1:1:wait:/etc/rc.d/rc 1<text:line-break/>l2:2:wait:/etc/rc.d/rc 2<text:line-break/>l3:3:wait:/etc/rc.d/rc 3<text:line-break/>l4:4:wait:/etc/rc.d/rc 4<text:line-break/>l5:5:wait:/etc/rc.d/rc 5<text:line-break/>l6:6:wait:/etc/rc.d/rc 6</text:p>
      <text:p text:style-name="Quotations"># Trap CTRL-ALT-DELETE<text:line-break/>ca::ctrlaltdel:/sbin/shutdown -t3 -r now</text:p>
      <text:p text:style-name="Quotations"># When our UPS tells us power has failed, assume we have a few minutes<text:line-break/># of power left. Schedule a shutdown for 2 minutes from now.<text:line-break/># This does, of course, assume you have powerd installed and your<text:line-break/># UPS connected and working correctly.<text:line-break/>pf::powerfail:/sbin/shutdown -f -h +2 "Power Failure; System Shutting Down"</text:p>
      <text:p text:style-name="Quotations"># If power was restored before the shutdown kicked in, cancel it.<text:line-break/>pr:12345:powerokwait:/sbin/shutdown -c "Power Restored; Shutdown Cancelled"</text:p>
      <text:p text:style-name="Quotations"># Run gettys in standard runlevels<text:line-break/>1:2345:respawn:/sbin/mingetty tty1<text:line-break/>2:2345:respawn:/sbin/mingetty tty2<text:line-break/>3:2345:respawn:/sbin/mingetty tty3<text:line-break/>4:2345:respawn:/sbin/mingetty tty4<text:line-break/>5:2345:respawn:/sbin/mingetty tty5<text:line-break/>6:2345:respawn:/sbin/mingetty tty6</text:p>
      <text:p text:style-name="Quotations"># Run xdm in runlevel 5<text:line-break/>x:5:respawn:/etc/X11/prefdm -nodaemon</text:p>
      <text:p text:style-name="Text_20_body">The general format of entries in this file is:</text:p>
      <text:p text:style-name="Text_20_body">id:runlevel(s):action:process</text:p>
      <text:p text:style-name="Quotations">"id" is the unique sequence of characters for identifying an entry in this file.<text:line-break/>"runlevels" are the runlevels for which that entry is applicable.<text:line-break/>"action" is the action that is to be taken for the runlevel.<text:line-break/>"process" specifies the process that is to be executed.</text:p>
      <text:p text:style-name="P10">Now, let's look at some entries in this file. The first uncommented line, i.e. "id:3:initdefault:" specifies the default runlevel in which the system will boot. According to this file, the system will <text:soft-page-break/>boot into runlevel 3 by default. One more important line is system initialization line (the one with id: si)</text:p>
      <text:p text:style-name="Quotations">si::sysinit:/etc/rc.d/rc.sysinit</text:p>
      <text:p text:style-name="Text_20_body">This line tells init process to execute "/etc/rc.d/rc.sysinit" script. This is the first script executed by init during booting process.</text:p>
      <text:p text:style-name="P9"/>
      <text:p text:style-name="P9"/>
      <text:p text:style-name="P9"/>
      <text:p text:style-name="P9"/>
      <text:p text:style-name="P9"/>
      <text:p text:style-name="P9"/>
      <text:p text:style-name="P9"/>
      <text:p text:style-name="P9"/>
      <text:h text:style-name="P16" text:outline-level="3">Bootloader Grub Version 2 Break Down Linux Boot Process Steps</text:h>
      <text:p text:style-name="Quotations"><text:span text:style-name="Strong_20_Emphasis">1.</text:span>Hardware Power Up , CPU gets into real mode and jumps to fixed location 0xFFFF0 i.e., hardwired in the CPU circuit.</text:p>
      <text:p text:style-name="Quotations"><text:span text:style-name="Strong_20_Emphasis">2.</text:span>BIOS program (ROM) stored in that location will be executed</text:p>
      <text:p text:style-name="Quotations"><text:span text:style-name="Strong_20_Emphasis">3.</text:span>BIOS code will select the boot device (hard disk , CD ROM , Floppy , USB etc ) that we have configured.</text:p>
      <text:p text:style-name="Quotations"><text:span text:style-name="Strong_20_Emphasis">4.</text:span>Once BIOS undestands the boot device , BIOS code will load the MBR to RAM. grub-install is the program that write data into MBR.</text:p>
      <text:p text:style-name="Quotations"><text:span text:style-name="Strong_20_Emphasis">5.</text:span>BIOS code jumps to the start address of the loaded MBR</text:p>
      <text:p text:style-name="Quotations"><text:span text:style-name="Strong_20_Emphasis">6.</text:span>The core.img from /boot/grub/core.img is loaded in memory. Once core.img has been loaded it can use search.mod to find all further /boot/grub files</text:p>
      <text:p text:style-name="Quotations"><text:span text:style-name="Strong_20_Emphasis">7.</text:span>The executed core.img code now initialises all the modules that are built into it (linked into core.img); one of these modules will be a filesystem driver capable of reading the filesystem on which directory /boot/grub lives.</text:p>
      <text:p text:style-name="Quotations"><text:span text:style-name="Strong_20_Emphasis">8.</text:span>You can link config file into core.img if you need booting through pxe , remote nfs etc. In normal cases, it is not required.</text:p>
      <text:p text:style-name="Quotations"><text:span text:style-name="Strong_20_Emphasis">9.</text:span>Core.img now loads file /boot/grub/normal.mod dynamically from disk , this module provides an interactive command-line.</text:p>
      <text:p text:style-name="Quotations"><text:span text:style-name="Strong_20_Emphasis">10.</text:span>Grub will load a file /boot/grub/grub.cfg which is a shell script and it will then configure the standard Grub boot menu.</text:p>
      <text:p text:style-name="Quotations"><text:span text:style-name="Strong_20_Emphasis">11.</text:span>In grub.cfg "linux /vmlinuz-linux root=/dev/sda3 ro" , "linux" module loads a kernel into memory</text:p>
      <text:p text:style-name="P9"/>
      <text:p text:style-name="P9"/>
      <text:p text:style-name="P9"><text:soft-page-break/></text:p>
      <text:p text:style-name="P9"/>
      <text:p text:style-name="P9"/>
      <text:p text:style-name="P9"/>
      <text:p text:style-name="P9"/>
      <text:p text:style-name="P9"/>
      <text:p text:style-name="P9"/>
      <text:p text:style-name="P3"/>
      <text:p text:style-name="P3">Q.When a process creates a new process using the fork() operation, which of the following state is shared between the parent process and the child process?</text:p>
      <text:p text:style-name="P3">a. Stack</text:p>
      <text:p text:style-name="P3">b. Heap</text:p>
      <text:p text:style-name="P3">c. Shared memory segments</text:p>
      <text:p text:style-name="P1"><text:span text:style-name="T1">Answer:</text:span> Only the shared memory segments are shared between the parent process and the newly forked child process. Copies of the stack and the heap are made for the newly created process.</text:p>
      <text:p text:style-name="P3">Q.What are two differences between user-level threads and kernel-level threads? Under what circumstances is one type better than the other?</text:p>
      <text:p text:style-name="P1"><text:span text:style-name="T1">Answer:</text:span> </text:p>
      <text:p text:style-name="P1">(1) User-level threads are unknown by the kernel, whereas the kernel is aware of kernel threads. </text:p>
      <text:p text:style-name="P1">(2) On systems using either M:1 or M:N mapping, user threads are scheduled by the thread library and the kernel schedules kernel threads. </text:p>
      <text:p text:style-name="P1">(3) Kernel threads need not be associated with a process whereas every user thread belongs to a process. Kernel threads are generally more expensive to maintain than user threads as they must</text:p>
      <text:p text:style-name="P1">be represented with a kernel data structure.</text:p>
      <text:p text:style-name="P3">Q.Define the difference between preemptive and nonpreemptive scheduling.</text:p>
      <text:p text:style-name="P1"><text:span text:style-name="T1">Answer: </text:span>Preemptive scheduling allows a process to be interrupted in the midst of its execution, taking the CPU away and allocating it to another process. Nonpreemptive scheduling ensures that a process relinquishes control of the CPU only when it finishes with its current CPU burst.</text:p>
      <text:p text:style-name="P1"/>
      <text:p text:style-name="P1">=&gt;turnaround time is finishing time minus arrival time, so you have to subtract the arrival times to compute the turnaround times.</text:p>
      <text:p text:style-name="P1"/>
      <text:p text:style-name="P3">Q.Give the reasons why Solaris, Windows XP , and Linux implement multiple locking mechanisms. Describe the circumstances under which they use spinlocks, mutexes, semaphores, adaptive mutexes, and condition variables. In each case, explain why the mechanism is needed.</text:p>
      <text:p text:style-name="P2"><text:span text:style-name="T1">Answer:</text:span> These operating systems provide different locking mechanisms depending on the application developers’ needs.<text:span text:style-name="T3"> </text:span></text:p>
      <text:p text:style-name="P2"><text:span text:style-name="T4">=&gt;</text:span><text:span text:style-name="T3">Spinlocks</text:span> are useful for<text:span text:style-name="T3"> multiprocessor systems </text:span>where a <text:span text:style-name="T3">thread</text:span> can <text:span text:style-name="T3">run in a busy-loop</text:span> (for a short period of time) rather than incurring the overhead of being put in a sleep queue. </text:p>
      <text:p text:style-name="P2"><text:span text:style-name="T4">=&gt;</text:span><text:span text:style-name="T3">Mutexes</text:span> are useful for <text:span text:style-name="T3">locking resources</text:span>. <text:span text:style-name="T3">Solaris 2</text:span> uses adaptive mutexes, meaning that the <text:span text:style-name="T3">mutex is implemented with a spin lock on multiprocessor machines.</text:span> </text:p>
      <text:p text:style-name="P2"><text:span text:style-name="T4">=&gt;</text:span><text:span text:style-name="T3">Semaphores</text:span> and condition variables are more appropriate tools for synchronization when a resource must be held for a long period of time, since spinning is inefficient for a long duration.</text:p>
      <text:p text:style-name="P2"/>
      <text:p text:style-name="P4">Q.Explain the differences, in terms of cost, among the three storage types volatile, nonvolatile, and stable.</text:p>
      <text:p text:style-name="P6"><text:span text:style-name="T1">Answer:</text:span> </text:p>
      <text:p text:style-name="P6"><text:span text:style-name="T2">Volatile storage</text:span> refers to main and cache memory and is very fast. However, volatile storage cannot survive system crashes or powering down the system. </text:p>
      <text:p text:style-name="P6"><text:span text:style-name="T2">Nonvolatile storage </text:span>survives system crashes and powered-down systems. Disks and tapes are examples of nonvolatile storage. Recently, USB devices using erasable program read-only memory <text:soft-page-break/>( EPROM ) have appeared providing nonvolatile storage. </text:p>
      <text:p text:style-name="P6"><text:span text:style-name="T2">Stable storage</text:span> refers to storage that technically can never be lost as there are redundant backup copies of the data (usually on disk).</text:p>
      <text:p text:style-name="P6"/>
      <text:p text:style-name="P6"/>
      <text:p text:style-name="P5">Q.Name two differences between logical and physical addresses.</text:p>
      <text:p text:style-name="P8">Answer: A logical address does not refer to an actual existing address; rather, it refers to an abstract address in an abstract address space. Contrast this with a physical address that refers to an actual physical address in memory. </text:p>
      <text:p text:style-name="P8">A logical address is generated by the CPU and is translated into a physical address by the memory management unit( MMU ). Therefore, physical addresses are generated by the MMU .</text:p>
      <text:p text:style-name="P8"/>
      <text:p text:style-name="P8"/>
      <text:p text:style-name="P5">Q.Why are page sizes always powers of 2?</text:p>
      <text:p text:style-name="P8"><text:span text:style-name="T1">Answer:</text:span> Recall that paging is implemented by breaking up an address into a page and offset number. It is most efficient to break the address into X page bits and Y offset bits, rather than perform arithmetic on the address to calculate the page number and offset. Because each bit position represents a power of 2, splitting an address between bits results in a page size that is a power of 2.</text:p>
      <text:p text:style-name="P8"/>
      <text:p text:style-name="P5">Q.Consider a logical address space of eight pages of 1024 words each, mapped onto a physical memory of 32 frames.</text:p>
      <text:p text:style-name="P5">a. How many bits are there in the logical address?</text:p>
      <text:p text:style-name="P5">b. How many bits are there in the physical address?</text:p>
      <text:p text:style-name="P7">Answer:</text:p>
      <text:p text:style-name="P8">a. Logical address: 13 bits</text:p>
      <text:p text:style-name="P8">b. Physical address: 15 bits</text:p>
      <text:p text:style-name="P8"/>
      <text:p text:style-name="P5">Q.What is the effect of allowing two entries in a page table to point to the same page frame in memory? Explain how this effect could be used to decrease the amount of time needed to copy a large amount of memory from one place to another. What effect would updating some byte on the one page have on the other page?</text:p>
      <text:p text:style-name="P8"><text:span text:style-name="T1">Answer: </text:span>By allowing two entries in a page table to point to the same page frame in memory, users can share code and data. If the code is reentrant, much memory space can be saved through the shared use of large programs such as text editors, compilers, and database systems. “Copy-</text:p>
      <text:p text:style-name="P8">ing” large amounts of memory could be effected by having different page tables point to the same memory location.</text:p>
      <text:p text:style-name="P8">However, sharing of nonreentrant code or data means that any user having access to the code can modify it and these modifications would be reflected in the other user’s “copy.”</text:p>
      <text:p text:style-name="P8"/>
      <text:p text:style-name="P5">Q.How do caches help improve performance? Why do systems not use more or larger caches if they are so useful?</text:p>
      <text:p text:style-name="P8"><text:span text:style-name="T1">Answer</text:span>: Caches allow components of differing speeds to communicate more efficiently by storing data from the slower device, temporarily, in a faster device (the cache). Caches are, almost by definition, more expensive than the device they are caching for, so increasing the number</text:p>
      <text:p text:style-name="P8">or size of caches would increase system co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9:03:49.645087430</meta:creation-date>
    <dc:date>2018-02-22T11:24:30.276301874</dc:date>
    <meta:editing-duration>PT1H35M9S</meta:editing-duration>
    <meta:editing-cycles>2</meta:editing-cycles>
    <meta:generator>LibreOffice/4.2.8.2$Linux_X86_64 LibreOffice_project/420m0$Build-2</meta:generator>
    <meta:document-statistic meta:table-count="0" meta:image-count="0" meta:object-count="0" meta:page-count="9" meta:paragraph-count="120" meta:word-count="3378" meta:character-count="20747" meta:non-whitespace-character-count="17410"/>
  </office:meta>
</office:document-meta>
</file>